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verdana, helvetica, sans" svg:font-family="arial, verdana, helvetica, sans"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Times New Roman"/>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language="de" fo:country="DE"/>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Absatz-Standardschriftart" style:family="text">
      <style:text-properties fo:font-weight="bold" style:font-weight-asian="bold" style:font-weight-complex="bold" fo:font-style="italic" style:font-style-asian="italic" style:font-style-complex="italic"/>
    </style:style>
    <style:style style:name="T8" style:parent-style-name="Absatz-Standardschriftart" style:family="text">
      <style:text-properties fo:font-weight="bold" style:font-weight-asian="bold" fo:font-style="italic" style:font-style-asian="italic"/>
    </style:style>
    <style:style style:name="T9" style:parent-style-name="Absatz-Standardschriftar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Absatz-Standardschriftart" style:family="text">
      <style:text-properties fo:font-weight="bold" style:font-weight-asian="bold" fo:font-style="italic" style:font-style-asian="italic"/>
    </style:style>
    <style:style style:name="T12" style:parent-style-name="Absatz-Standardschriftart" style:family="text">
      <style:text-properties fo:font-style="italic" style:font-style-asian="italic"/>
    </style:style>
    <style:style style:name="T13" style:parent-style-name="Absatz-Standardschriftart" style:family="text">
      <style:text-properties fo:font-style="italic" style:font-style-asian="italic"/>
    </style:style>
    <style:style style:name="P14" style:parent-style-name="Standard" style:family="paragraph">
      <style:text-properties fo:font-style="italic" style:font-style-asian="italic"/>
    </style:style>
    <style:style style:name="P15" style:parent-style-name="Standard" style:family="paragraph">
      <style:text-properties fo:font-weight="bold" style:font-weight-asian="bold" style:font-weight-complex="bold" fo:font-style="italic" style:font-style-asian="italic" style:font-style-complex="italic"/>
    </style:style>
    <style:style style:name="P16" style:parent-style-name="Standard" style:list-style-name="LFO1" style:family="paragraph"/>
    <style:style style:name="P17" style:parent-style-name="Textbody" style:list-style-name="LFO1" style:family="paragraph">
      <style:paragraph-properties fo:widows="2" fo:orphans="2" fo:margin-bottom="0in"/>
    </style:style>
    <style:style style:name="P18" style:parent-style-name="Textbody" style:list-style-name="LFO1" style:family="paragraph">
      <style:paragraph-properties fo:widows="2" fo:orphans="2" fo:margin-bottom="0in"/>
    </style:style>
    <style:style style:name="P19" style:parent-style-name="Textbody" style:list-style-name="LFO1" style:family="paragraph">
      <style:paragraph-properties fo:widows="2" fo:orphans="2" fo:margin-bottom="0in"/>
    </style:style>
    <style:style style:name="P20" style:parent-style-name="Textbody" style:list-style-name="LFO1" style:family="paragraph">
      <style:paragraph-properties fo:widows="2" fo:orphans="2" fo:margin-bottom="0in"/>
    </style:style>
    <style:style style:name="P21" style:parent-style-name="Textbody" style:list-style-name="LFO1" style:family="paragraph">
      <style:paragraph-properties fo:widows="2" fo:orphans="2" fo:margin-bottom="0in"/>
    </style:style>
    <style:style style:name="P22" style:parent-style-name="Textbody" style:list-style-name="LFO1" style:family="paragraph">
      <style:paragraph-properties fo:widows="2" fo:orphans="2" fo:margin-bottom="0in"/>
    </style:style>
    <style:style style:name="P23" style:parent-style-name="Textbody" style:list-style-name="LFO2" style:family="paragraph">
      <style:paragraph-properties fo:widows="2" fo:orphans="2" fo:margin-bottom="0in"/>
    </style:style>
    <style:style style:name="P24" style:parent-style-name="Standard" style:family="paragraph">
      <style:text-properties style:font-name="arial, verdana, helvetica, sans" fo:color="#333333" fo:font-size="9pt" style:font-size-asian="9pt"/>
    </style:style>
    <style:style style:name="P25" style:parent-style-name="Standard" style:family="paragraph">
      <style:text-properties fo:font-weight="bold" style:font-weight-asian="bold" style:font-weight-complex="bold" fo:font-size="16pt" style:font-size-asian="16pt" style:font-size-complex="16pt"/>
    </style:style>
    <style:style style:name="P26" style:parent-style-name="Standard" style:family="paragraph">
      <style:text-properties fo:font-weight="bold" style:font-weight-asian="bold" style:font-weight-complex="bold"/>
    </style:style>
    <style:style style:name="T27" style:parent-style-name="Absatz-Standardschriftart" style:family="text">
      <style:text-properties fo:font-weight="bold" style:font-weight-asian="bold" style:font-weight-complex="bold"/>
    </style:style>
    <style:style style:name="T28" style:parent-style-name="Absatz-Standardschriftar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T31" style:parent-style-name="Absatz-Standardschriftart" style:family="text">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fo:font-size="18pt" style:font-size-asian="18pt" style:font-size-complex="18pt"/>
    </style:style>
    <style:style style:name="P35" style:parent-style-name="Standard" style:family="paragraph">
      <style:text-properties fo:color="#000000"/>
    </style:style>
    <style:style style:name="T36" style:parent-style-name="Absatz-Standardschriftart" style:family="text">
      <style:text-properties style:font-name="arial, verdana, helvetica, sans" fo:font-style="italic" style:font-style-asian="italic" fo:color="#787878" fo:font-size="9pt" style:font-size-asian="9pt"/>
    </style:style>
    <style:style style:name="P37" style:parent-style-name="Standard" style:family="paragraph">
      <style:paragraph-properties fo:text-align="justify"/>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family="paragraph">
      <style:text-properties fo:color="#000000"/>
    </style:style>
    <style:style style:name="T58" style:parent-style-name="Absatz-Standardschriftart" style:family="text">
      <style:text-properties fo:language="de" fo:country="DE"/>
    </style:style>
    <style:style style:name="P59" style:parent-style-name="Standard" style:family="paragraph">
      <style:text-properties fo:language="de" fo:country="DE"/>
    </style:style>
    <style:style style:name="P60" style:parent-style-name="Standard" style:family="paragraph">
      <style:text-properties fo:language="de" fo:country="DE"/>
    </style:style>
    <style:style style:name="P61" style:parent-style-name="Standard" style:family="paragraph">
      <style:text-properties fo:language="de" fo:country="DE"/>
    </style:style>
    <style:style style:name="P62" style:parent-style-name="Standard" style:family="paragraph">
      <style:text-properties fo:language="de" fo:country="DE"/>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color="#000000"/>
    </style:style>
    <style:style style:name="P65" style:parent-style-name="Standard" style:family="paragraph">
      <style:text-properties fo:color="#000000" fo:language="de" fo:country="DE"/>
    </style:style>
    <style:style style:name="P66" style:parent-style-name="Standard" style:family="paragraph">
      <style:text-properties fo:color="#000000" fo:language="de" fo:country="DE"/>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color="#000000" fo:language="de" fo:country="DE"/>
    </style:style>
    <style:style style:name="P71" style:parent-style-name="Standard" style:family="paragraph">
      <style:text-properties fo:color="#000000" fo:language="de" fo:country="DE"/>
    </style:style>
    <style:style style:name="P72" style:parent-style-name="Standard" style:family="paragraph">
      <style:text-properties fo:color="#000000" fo:language="de" fo:country="DE"/>
    </style:style>
    <style:style style:name="P73" style:parent-style-name="Standard" style:family="paragraph">
      <style:text-properties fo:color="#000000" fo:language="de" fo:country="DE"/>
    </style:style>
    <style:style style:name="P74" style:parent-style-name="Standard" style:family="paragraph">
      <style:text-properties fo:color="#000000" fo:language="de" fo:country="DE"/>
    </style:style>
    <style:style style:name="T75" style:parent-style-name="Absatz-Standardschriftart" style:family="text">
      <style:text-properties fo:color="#000000" fo:language="en" fo:country="US"/>
    </style:style>
    <style:style style:name="T76" style:parent-style-name="tt-spec-value" style:family="text">
      <style:text-properties fo:language="en" fo:country="US"/>
    </style:style>
    <style:style style:name="P77" style:parent-style-name="Standard" style:family="paragraph">
      <style:text-properties fo:color="#000000" fo:language="en" fo:country="US"/>
    </style:style>
    <style:style style:name="P78" style:parent-style-name="Standard" style:family="paragraph">
      <style:text-properties fo:color="#000000" fo:language="en" fo:country="US"/>
    </style:style>
    <style:style style:name="P79" style:parent-style-name="Listenabsatz" style:list-style-name="LFO3" style:family="paragraph">
      <style:text-properties fo:color="#000000" fo:language="en" fo:country="US"/>
    </style:style>
    <style:style style:name="P80" style:parent-style-name="Standard" style:family="paragraph">
      <style:text-properties fo:color="#000000" fo:language="en" fo:country="US"/>
    </style:style>
    <style:style style:name="P81" style:parent-style-name="Standard" style:family="paragraph">
      <style:text-properties fo:color="#000000" fo:language="en" fo:country="US"/>
    </style:style>
    <style:style style:name="P82" style:parent-style-name="Standard" style:family="paragraph">
      <style:text-properties fo:font-weight="bold" style:font-weight-asian="bold" style:font-weight-complex="bold" fo:font-size="16pt" style:font-size-asian="16pt" style:font-size-complex="16pt"/>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color="#000000" fo:language="de" fo:country="DE"/>
    </style:style>
    <style:style style:name="P85" style:parent-style-name="Standard" style:family="paragraph">
      <style:text-properties fo:color="#000000" fo:language="de" fo:country="DE"/>
    </style:style>
    <style:style style:name="T86" style:parent-style-name="Absatz-Standardschriftart" style:family="text">
      <style:text-properties fo:font-weight="bold" style:font-weight-asian="bold" style:font-weight-complex="bold"/>
    </style:style>
    <style:style style:name="P87" style:parent-style-name="Standard" style:family="paragraph">
      <style:text-properties fo:color="#000000" fo:language="de" fo:country="DE"/>
    </style:style>
    <style:style style:name="P88" style:parent-style-name="Standard" style:family="paragraph">
      <style:text-properties fo:color="#000000" fo:language="de" fo:country="DE"/>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language="de" fo:country="DE"/>
    </style:style>
    <style:style style:name="P91" style:parent-style-name="Standard" style:family="paragraph">
      <style:text-properties fo:color="#000000" fo:language="de" fo:country="DE"/>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language="de" fo:country="DE"/>
    </style:style>
    <style:style style:name="P94" style:parent-style-name="Standard" style:family="paragraph">
      <style:text-properties fo:color="#000000" fo:language="de" fo:country="DE"/>
    </style:style>
    <style:style style:name="T95" style:parent-style-name="Absatz-Standardschriftart" style:family="text">
      <style:text-properties fo:font-weight="bold" style:font-weight-asian="bold" style:font-weight-complex="bold"/>
    </style:style>
    <style:style style:name="P96" style:parent-style-name="Standard" style:family="paragraph">
      <style:text-properties fo:language="de" fo:country="DE"/>
    </style:style>
    <style:style style:name="P97" style:parent-style-name="Standard" style:family="paragraph">
      <style:text-properties fo:language="de" fo:country="DE"/>
    </style:style>
    <style:style style:name="P98" style:parent-style-name="Standard" style:family="paragraph">
      <style:text-properties fo:color="#000000"/>
    </style:style>
    <style:style style:name="P99" style:parent-style-name="Standard" style:family="paragraph">
      <style:text-properties fo:color="#000000"/>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color="#000000" fo:language="de" fo:country="DE"/>
    </style:style>
    <style:style style:name="P102" style:parent-style-name="Standard" style:family="paragraph">
      <style:text-properties fo:color="#000000" fo:language="de" fo:country="DE"/>
    </style:style>
    <style:style style:name="P103" style:parent-style-name="Standard" style:family="paragraph">
      <style:text-properties fo:color="#000000" fo:language="de" fo:country="DE"/>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language="de" fo:country="DE"/>
    </style:style>
    <style:style style:name="P106" style:parent-style-name="Standard" style:family="paragraph">
      <style:text-properties fo:language="de" fo:country="DE"/>
    </style:style>
    <style:style style:name="P107" style:parent-style-name="Standard" style:family="paragraph">
      <style:text-properties fo:language="de" fo:country="DE"/>
    </style:style>
    <style:style style:name="P108" style:parent-style-name="Standard" style:family="paragraph">
      <style:text-properties fo:language="de" fo:country="DE"/>
    </style:style>
    <style:style style:name="P109" style:parent-style-name="Standard" style:family="paragraph">
      <style:text-properties fo:language="de" fo:country="DE"/>
    </style:style>
    <style:style style:name="T110" style:parent-style-name="Hyperlink" style:family="text">
      <style:text-properties fo:language="de" fo:country="DE"/>
    </style:style>
    <style:style style:name="P111" style:parent-style-name="Standard" style:family="paragraph">
      <style:text-properties fo:language="de" fo:country="DE"/>
    </style:style>
    <style:style style:name="P112" style:parent-style-name="Standard" style:family="paragraph">
      <style:text-properties fo:language="de" fo:country="DE"/>
    </style:style>
    <style:style style:name="P113" style:parent-style-name="Standard" style:family="paragraph">
      <style:text-properties fo:language="de" fo:country="DE"/>
    </style:style>
    <style:style style:name="P114" style:parent-style-name="Standard" style:family="paragraph">
      <style:text-properties fo:language="de" fo:country="DE"/>
    </style:style>
    <style:style style:name="P115" style:parent-style-name="Standard" style:family="paragraph">
      <style:text-properties fo:color="#000000"/>
    </style:style>
  </office:automatic-styles>
  <office:body>
    <office:text text:use-soft-page-breaks="true">
      <text:p text:style-name="P1">Aufgabe 1 Beispiel<text:s/><text:span text:style-name="T2">1</text:span></text:p>
      <text:p text:style-name="Standard"/>
      <text:p text:style-name="Standard">Google Nexus 5</text:p>
      <text:p text:style-name="Standard"/>
      <text:p text:style-name="P3">Beschreiben Sie, wie sich die angesprochenen Merkmale auf Ihre Beispiele übertragen lassen?</text:p>
      <text:p text:style-name="Standard"/>
      <text:p text:style-name="Standard">Es gibt 2 Merkmale die in der Vorlesung angesprochen<text:s/>werden. Zum einen das eingebettete Systeme informationsverarbeitende Systeme sind die in einem größeren Produkt integriert sind. Zum anderen, dass das eingebettete System die Umwelt über Sensoren und Aktoren erfasst und mit ihr interagiert.</text:p>
      <text:p text:style-name="Standard"/>
      <text:p text:style-name="Standard">Google Nexus 5<text:s/>selbst erfasst Informationen aus der Umwelt wie Position, wenn GPS aktiv, Beschleunigung, Himmelsrichtung, Fingerabdrucke, Luftdruck und Licht. Und Führt Apps aus, speichert Daten bzw verarbeitet sie.</text:p>
      <text:p text:style-name="Standard"/>
      <text:p text:style-name="P4">Gehen Sie den gewählten Beispielen auf den Grund. Beschreiben Sie, auf welcher Hardware (Mikrocontroller, Speicher, Sensoren, Aktoren, Kommunikationselemente etc.) und Software (Betriebssystem) die Systeme basieren. Wenn es nicht möglich ist herauszufinden, welches Bauteil genau verwendet wurde, machen Sie<text:s/>einen Vorschlag für ein konkretes Bauteil. Für den Vorschlag soll ein Datenblatt vorliegen.</text:p>
      <text:p text:style-name="P5"/>
      <text:p text:style-name="P6">Überlegen Sie, warum die Entwickler/innen die Systeme so konstruiert und nicht anders entworfen haben.</text:p>
      <text:p text:style-name="Standard"/>
      <text:p text:style-name="Standard"><text:span text:style-name="T7">Display</text:span>:<text:s/>IPS-LCD</text:p>
      <text:p text:style-name="Standard"/>
      <text:p text:style-name="Standard"><text:span text:style-name="T8">Chipsatz</text:span><text:span text:style-name="T9">:<text:s/></text:span>Snapdragon 800</text:p>
      <text:p text:style-name="P10"/>
      <text:p text:style-name="Standard"><text:span text:style-name="T11">Speicher</text:span><text:span text:style-name="T12"><text:s/>:</text:span></text:p>
      <text:p text:style-name="Standard">Arbeitsspeicher / RAM<text:span text:style-name="T13">: 2048MB</text:span></text:p>
      <text:p text:style-name="P14">Speicher (intern) 32000MB</text:p>
      <text:p text:style-name="P15">Sensoren:</text:p>
      <text:list text:style-name="LFO1" text:continue-numbering="true">
        <text:list-item>
          <text:p text:style-name="P16">Barometer</text:p>
        </text:list-item>
        <text:list-item>
          <text:p text:style-name="P17">Beschleunigungssensor</text:p>
        </text:list-item>
        <text:list-item>
          <text:p text:style-name="P18">Digitaler Kompass (Magnetometer)</text:p>
        </text:list-item>
        <text:list-item>
          <text:p text:style-name="P19">Fingerabdrucksensor</text:p>
        </text:list-item>
        <text:list-item>
          <text:p text:style-name="P20">Gyroskop</text:p>
        </text:list-item>
        <text:list-item>
          <text:p text:style-name="P21">Näherungssensor</text:p>
        </text:list-item>
        <text:list-item>
          <text:p text:style-name="P22">Pulsmesser</text:p>
        </text:list-item>
      </text:list>
      <text:list text:style-name="LFO2" text:continue-numbering="true">
        <text:list-item>
          <text:p text:style-name="P23">Umgebungslichtsensor</text:p>
        </text:list-item>
      </text:list>
      <text:p text:style-name="P24"/>
      <text:p text:style-name="Standard"/>
      <text:p text:style-name="P25">Aufgabe 2</text:p>
      <text:p text:style-name="Standard"/>
      <text:p text:style-name="P26">Zuverlässigkeit (nicht ausfallen)</text:p>
      <text:p text:style-name="Standard"/>
      <text:p text:style-name="Standard">Es ist zwar ärgerlich wenn das Produkt ausfällt, da man dessen Funktionen nicht nutzen kann aber es sterben auch keine Menschen. Die wahrscheinlichkeit, dass das Geräte ohne defekt ausfällt besteht nur dann wenn der Akku leer ist.</text:p>
      <text:p text:style-name="Standard"/>
      <text:p text:style-name="Standard"><text:span text:style-name="T27">Wartbarkeit (schnell re</text:span><text:span text:style-name="T28">pariert bei Ausfall)</text:span></text:p>
      <text:p text:style-name="Standard"/>
      <text:p text:style-name="Standard">Falls das Gerät beschädigt ist muss es mit hoher wahrscheinlichkeit in die Reparatur, weil das auseinanderbauen nicht ohne permanente Schäden funktioniert. In den meisten Fällen ist es warscheinlich dass das Gerät ausgetauscht wird.</text:p>
      <text:p text:style-name="Standard"/>
      <text:p text:style-name="P29">Verfügbarkeit (hohe Zuverlässigkeit, hohe Wartbarkeit)</text:p>
      <text:p text:style-name="Standard"/>
      <text:p text:style-name="Standard">Solange man das Gerät ordnungsmäßig benutzt und den Akku geladen hällt sollte es an der Verfügbarkeit nicht scheitern.</text:p>
      <text:p text:style-name="Standard"/>
      <text:p text:style-name="P30">Sicherheit (keinen Schaden bei Ausfall)</text:p>
      <text:p text:style-name="Standard"/>
      <text:p text:style-name="Standard">Bei ausfall sollte im Normalfall<text:s/>kein schaden entstehen. Möglicherweise geringer Datenverlust.</text:p>
      <text:p text:style-name="Standard"/>
      <text:p text:style-name="Standard"><text:span text:style-name="T31">Integrität (Gewährleistung von Daten- und Kommunikationssicherheit)</text:span></text:p>
      <text:p text:style-name="Standard"/>
      <text:p text:style-name="Standard">Daten sind interngespeichert und nur zugreifbar wenn das Gerät entsperrt ist.</text:p>
      <text:p text:style-name="Standard"/>
      <text:p text:style-name="P32">Energieverbrauch (Energie kostet...)</text:p>
      <text:p text:style-name="Standard"/>
      <text:p text:style-name="Standard">Das<text:s/>Gerät hat eine Akuleistung von 2300 mAh. Ist bei aktiver Nutzung schneller verbraucht.</text:p>
      <text:p text:style-name="Standard"/>
      <text:p text:style-name="P33">Codegröße (z.B. Festplatte oft ungewünscht wg. Verschleiß)</text:p>
      <text:p text:style-name="Standard"/>
      <text:p text:style-name="Standard">Das Gerät hat mit 2GB RAM und 32GB internen Flashspeicher ausreichend Speicher.</text:p>
      <text:p text:style-name="Standard"/>
      <text:p text:style-name="Standard"/>
      <text:p text:style-name="P34">Datasheets</text:p>
      <text:p text:style-name="P35"/>
      <text:p text:style-name="Standard"><text:a xlink:href="https://www.qualcomm.com/products/snapdragon/processors/800" office:target-frame-name="_top" xlink:show="replace"><text:span text:style-name="T36">https://www.qualcomm.com/products/snapdragon/processors/800</text:span></text:a></text:p>
      <text:p text:style-name="P37"/>
      <text:p text:style-name="Standard"><text:a xlink:href="https://de.ifixit.com/Teardown/FitBit+Surge+Teardown/42344" office:target-frame-name="_top" xlink:show="replace"/></text:p>
      <text:p text:style-name="Standard"><text:a xlink:href="https://de.ifixit.com/Teardown/FitBit+Surge+Teardown/42344" office:target-frame-name="_top" xlink:show="replace"/></text:p>
      <text:p text:style-name="P38">Quelle</text:p>
      <text:p text:style-name="Standard"><text:a xlink:href="https://de.ifixit.com/Teardown/FitBit+Surge+Teardown/42344" office:target-frame-name="_top" xlink:show="replace"/></text:p>
      <text:p text:style-name="P39">http://www.areamobile.de/handys/3699-google-nexus-5/datenblatt#129618703035034</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Standard">Aufgabe 1 Beispiel<text:s/><text:span text:style-name="T58">2</text:span></text:p>
      <text:p text:style-name="P59"/>
      <text:p text:style-name="P60">TomTom Go 6200 Navigationssystem</text:p>
      <text:p text:style-name="P61"/>
      <text:p text:style-name="P62"/>
      <text:p text:style-name="P63">Beschreiben Sie, wie sich die angesprochenen Merkmale auf Ihre Beispiele übertragen lassen?</text:p>
      <text:p text:style-name="P64"/>
      <text:p text:style-name="P65">Das TomTom Go <text:s/>6200 erfasst GPS-Daten im Betrieb. Des Weiteren werden über verschiedene Funksignale (z.B. Wi-Fi, Bluetooth) Signale mit anderen Geräten ausgetauscht und ggfs. Informationen gespeichert oder verarbeitet. Außerdem besteht die Möglichkeit der Sprachsteuerung, wofür ein Mikrofon und die Möglichkeit der Tonwellenverarbeitung gegeben sein muss.</text:p>
      <text:p text:style-name="P66"/>
      <text:p text:style-name="P67">Gehen Sie den gewählten Beispielen auf den Grund. Beschreiben Sie, auf welcher Hardware (Mikrocontroller, Speicher, Sensoren, Aktoren, Kommunikationselemente etc.) und Software (Betriebssystem) die Systeme basieren. Wenn es nicht möglich ist herauszufinden, welches Bauteil genau verwendet wurde, machen Sie einen Vorschlag für ein konkretes Bauteil. Für den Vorschlag soll ein Datenblatt vorliegen.</text:p>
      <text:p text:style-name="P68"/>
      <text:p text:style-name="P69">Überlegen Sie, warum die Entwickler/innen die Systeme so konstruiert und nicht anders entworfen haben.</text:p>
      <text:p text:style-name="P70"/>
      <text:p text:style-name="P71">Mikrocontroller: unbekannt – Vorschlag<text:s/>ARM Cortex-M4: Controller werde in anderen gleichwertigen Systemen eingesetzt und sei sowohl sehr leistungsstark als auch energiesparend.</text:p>
      <text:p text:style-name="P72"/>
      <text:p text:style-name="P73">Speicher: 16GB Flashspeicher + bis zu 32GB Mikro-SD-Speicher</text:p>
      <text:p text:style-name="P74"/>
      <text:p text:style-name="Standard"><text:span text:style-name="T75">Display:<text:s/></text:span><text:span text:style-name="tt-spec-value">Kapazitives Display</text:span><text:span text:style-name="T76">(Touchscreen)</text:span></text:p>
      <text:p text:style-name="P77"/>
      <text:p text:style-name="P78">Sensoren:</text:p>
      <text:list text:style-name="LFO3" text:continue-numbering="true">
        <text:list-item>
          <text:p text:style-name="P79">Kapazitiver Sensor (Touchscreen)</text:p>
        </text:list-item>
      </text:list>
      <text:p text:style-name="P80"/>
      <text:p text:style-name="P81"/>
      <text:p text:style-name="P82">Aufgabe 2</text:p>
      <text:p text:style-name="Standard"/>
      <text:p text:style-name="P83">Zuverlässigkeit (nicht ausfallen)</text:p>
      <text:p text:style-name="P84">Es wäre zwar ärgerlich, wenn das Navi ausfällt, da man evtl. nicht mehr weiß, wohin man fahren muss, allerdings ist es in keinster Weise lebensgefährlich.<text:s/>Ohne Defekt ist der wahrscheinlichste Ausfall bedingt durch einen leeren Akku.</text:p>
      <text:p text:style-name="P85"/>
      <text:p text:style-name="Standard"><text:span text:style-name="T86">Wartbarkeit (schnell repariert bei Ausfall)</text:span></text:p>
      <text:p text:style-name="P87">Die wenigsten Menschen dürften in der Lage sein ein defektes Navigationssystem selbst zu reparieren. Dem Entsprechend muss das Gerät zum Service eingeschickt werden, wodurch seine Nutzung eine Weile verhindert wird. Je nach Defekt ist ein Austausch von Teilkomponenten (Display, Akku, GPS-Modul, …) wahrscheinlicher als ein Kompletttausch.</text:p>
      <text:p text:style-name="P88"/>
      <text:p text:style-name="P89">Verfügbarkeit (hohe Zuverlässigkeit, hohe Wartbarkeit)</text:p>
      <text:p text:style-name="Standard"/>
      <text:p text:style-name="P90">Bei normalen Gebrauch und geladenem Akku ist das Gerät immer verfügbar, sofern am Nutzungsort ein GPS-Signal erhalten wird.</text:p>
      <text:p text:style-name="P91"/>
      <text:soft-page-break/>
      <text:p text:style-name="P92">Sicherheit (keinen Schaden bei Ausfall)</text:p>
      <text:p text:style-name="Standard"/>
      <text:p text:style-name="P93">Sollte das Gerät ausfallen, entsteht kein Schaden und kein (für den Nutzer entscheidender) Datenverlust.</text:p>
      <text:p text:style-name="P94"/>
      <text:p text:style-name="Standard"><text:span text:style-name="T95">Integrität (Gewährleistung von Daten- und Kommunikationssicherheit)</text:span></text:p>
      <text:p text:style-name="Standard"/>
      <text:p text:style-name="P96">Die meisten Daten sind intern gespeichert. Allerdings lässt sich der interne Speicher durch eine SD-Karte erweitern. Allerdings sollten selbst bei Diebstahl keine besonders sensiblen Daten ausgelesen werden können.<text:s/></text:p>
      <text:p text:style-name="P97">Wi-Fi-Direct bzw. Bluetooth nutzen eine Ende-zu-Ende Verschlüsselung zur Datensicherheit.</text:p>
      <text:p text:style-name="P98"/>
      <text:p text:style-name="P99"/>
      <text:p text:style-name="P100">Energieverbrauch (Energie kostet...)</text:p>
      <text:p text:style-name="Standard"/>
      <text:p text:style-name="P101">Das Gerät habe bis zu eine Stunde Akku-Laufzeit. Allerdings lässt sich das Gerät in der Fahrzeughalterung über die Autobatterie betreiben und laden.<text:s/></text:p>
      <text:p text:style-name="P102"/>
      <text:p text:style-name="P103"/>
      <text:p text:style-name="P104">Codegröße (z.B. Festplatte oft ungewünscht wg. Verschleiß)</text:p>
      <text:p text:style-name="Standard"/>
      <text:p text:style-name="P105">Die 16GB interner<text:s/>Flashpeicher reichen für die meisten Nutzer vollkommen aus, um Kartendaten, Sprachbefehle und<text:s/>Verkehrsdaten zu speichern. Durch bis zu 32GB externe Speichererweiterung lassen sich quasi alle Kartendaten o.ä. speichern. Der eigentliche Code dürfte dabei nur einen Bruchteil des zur Verfügung stehenden Speichers einnehmen.</text:p>
      <text:p text:style-name="P106"/>
      <text:p text:style-name="P107"/>
      <text:p text:style-name="P108"/>
      <text:p text:style-name="P109">Datasheet:</text:p>
      <text:p text:style-name="Standard"><text:a xlink:href="http://www.st.com/resource/en/datasheet/dm00035129.pdf" office:target-frame-name="_top" xlink:show="replace"><text:span text:style-name="T110">http://www.st.com/resource/en/datasheet/dm00035129.pdf</text:span></text:a></text:p>
      <text:p text:style-name="P111"/>
      <text:p text:style-name="P112"/>
      <text:p text:style-name="P113">Quelle:<text:s/></text:p>
      <text:p text:style-name="P114">https://www.tomtom.com/de_de/drive/car/products/go-6200/</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verdana, helvetica, sans" svg:font-family="arial, verdana, helvetica, sans"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t-spec-value" style:display-name="tt-spec-value"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Times New Roman"/>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Zakor</meta:initial-creator>
    <dc:creator>Jan-Hendrik Sünderkamp</dc:creator>
    <meta:creation-date>2018-04-28T14:06:00Z</meta:creation-date>
    <dc:date>2018-04-28T14:06:00Z</dc: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4" meta:paragraph-count="13" meta:word-count="917" meta:character-count="6685" meta:row-count="48" meta:non-whitespace-character-count="5781"/>
  </office:meta>
</office:document-meta>
</file>